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56451995930227105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0130647050794261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82406468537536163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4658984103603630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9811484505287202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85039863724874022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619586453471052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66333108027726194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347812" text:continue-list="list62619586453471052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3069944501717511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5363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6412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36237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34746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6027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14169402125787535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17696859009644383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51745762911953879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5093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32463123931766210"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24377567697168782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98585265608420323" text:style-name="L15">
        <text:list-item>
          <text:list>
            <text:list-header>
              <text:p text:style-name="P183">1.5 miles averaging about 9:40/mile and rest 1 min</text:p>
            </text:list-header>
          </text:list>
        </text:list-item>
      </text:list>
      <text:p text:style-name="P24">1 mile in 8:26 and rest 2 min</text:p>
      <text:list xml:id="list312218005270232140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119731656204600155"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44918"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17040905414951171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39549794263249869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53702994697479093"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356299" text:continue-list="list7395497942632498691" text:style-name="L19">
        <text:list-item>
          <text:list>
            <text:list-header>
              <text:p text:style-name="P187">(Pace*HR)=1240</text:p>
            </text:list-header>
          </text:list>
        </text:list-item>
      </text:list>
      <text:list xml:id="list36359173" text:continue-list="list7170409054149511715" text:style-name="L18">
        <text:list-item>
          <text:list>
            <text:list-header>
              <text:p text:style-name="P186">2 miles at 10:46/mile Ave HR= 121 bpm and rest a few minutes</text:p>
            </text:list-header>
          </text:list>
        </text:list-item>
      </text:list>
      <text:list xml:id="list36369084" text:continue-list="list3635629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37013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0770426100790521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8393857630965440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4232681188112628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769000198611848794"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8184582167147357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1438207405869129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35956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7190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9771193637292981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2732368141333687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998918144950862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14033783366877028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74885496322942241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47114679543578852" text:style-name="L32">
        <text:list-item>
          <text:list>
            <text:list-header>
              <text:p text:style-name="P197">0.25 miles in 2:54</text:p>
              <text:p text:style-name="P197">1 mile in 9:21 going faster as I ran and ending at around 8:30 pace</text:p>
            </text:list-header>
          </text:list>
        </text:list-item>
      </text:list>
      <text:list xml:id="list865134384390190784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6235100569683626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03830087049589883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250291003068203211"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text:soft-page-break/></text:p>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75503955530706606"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3T16:09:42.05</dc:date>
    <dc:creator>James Lombardi</dc:creator>
    <meta:editing-duration>P27DT17H15M23S</meta:editing-duration>
    <meta:editing-cycles>2052</meta:editing-cycles>
    <meta:generator>OpenOffice/4.1.2$Win32 OpenOffice.org_project/412m3$Build-9782</meta:generator>
    <meta:document-statistic meta:table-count="0" meta:image-count="9" meta:object-count="0" meta:page-count="203" meta:paragraph-count="5905" meta:word-count="63920" meta:character-count="327621"/>
  </office:meta>
</office:document-meta>
</file>